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6pt" fo:font-style="normal" style:font-size-asian="16pt" style:font-style-asian="normal" style:font-size-complex="16pt" style:font-style-complex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size="16pt" fo:font-style="normal" style:font-size-asian="16pt" style:font-style-asian="normal" style:font-size-complex="16pt" style:font-style-complex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cd812"/>
    </style:style>
    <style:style style:name="P4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0f1115" loext:opacity="100%" style:font-name="quote-cjk-patch" fo:font-size="16pt" fo:letter-spacing="normal" fo:font-style="normal" fo:font-weight="bold" officeooo:paragraph-rsid="001cd812" style:font-size-asian="16pt" style:font-size-complex="16p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f1115" loext:opacity="100%" style:font-name="quote-cjk-patch" fo:font-size="16pt" fo:letter-spacing="normal" fo:font-style="normal" fo:font-weight="normal" officeooo:rsid="001cd812" officeooo:paragraph-rsid="001cd812" style:font-size-asian="16pt" style:font-size-complex="16pt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f1115" loext:opacity="100%" style:font-name="quote-cjk-patch" fo:font-size="16pt" fo:letter-spacing="normal" fo:language="ru" fo:country="RU" fo:font-style="normal" fo:font-weight="normal" officeooo:rsid="001cd812" officeooo:paragraph-rsid="001cd812" style:font-size-asian="16pt" style:font-size-complex="16pt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size="16pt" officeooo:paragraph-rsid="001cd812" style:font-size-asian="16pt" style:font-size-complex="16pt"/>
    </style:style>
    <style:style style:name="T1" style:family="text">
      <style:text-properties fo:font-variant="normal" fo:text-transform="none" fo:color="#0f1115" loext:opacity="100%" fo:letter-spacing="normal" fo:font-weight="normal"/>
    </style:style>
    <style:style style:name="T2" style:family="text">
      <style:text-properties fo:language="ru" fo:country="RU" officeooo:rsid="001cd812"/>
    </style:style>
    <style:style style:name="T3" style:family="text">
      <style:text-properties fo:font-variant="normal" fo:text-transform="none" fo:color="#0f1115" loext:opacity="100%" style:font-name="quote-cjk-patch" fo:font-size="16pt" fo:letter-spacing="normal" fo:font-style="normal" fo:font-weight="normal" style:font-size-asian="16pt" style:font-size-complex="16pt"/>
    </style:style>
    <style:style style:name="T4" style:family="text">
      <style:text-properties fo:font-variant="normal" fo:text-transform="none" fo:color="#0f1115" loext:opacity="100%" fo:font-size="16pt" fo:letter-spacing="normal" style:font-size-asian="16pt" style:font-size-complex="16pt"/>
    </style:style>
    <style:style style:name="T5" style:family="text">
      <style:text-properties fo:language="en" fo:country="US"/>
    </style:style>
    <style:style style:name="T6" style:family="text">
      <style:text-properties fo:font-variant="normal" fo:text-transform="none" fo:color="#0f1115" loext:opacity="100%" style:font-name="quote-cjk-patch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Целеустремленный и мотивированный начинающий разработчик. Ищу возможность применить знания Python на практике в команде профессионалов. Быстро обучаюсь новым технологиям, умею искать информацию и решать нестандартные задачи. Легко вливаюсь в коллектив, ответственно подхожу к выполнению задач. Готов к интенсивному обучению и работе над реальными проектами.</text:span> <text:span text:style-name="T2">Закончил Яндекс лицей, где имел опыт в создании проектов и работе в команде. Так же являюсь призером московского конкурса инженеры будущего</text:span></text:p>
      <text:p text:style-name="P2"/>
      <text:p text:style-name="P3"><text:span text:style-name="Strong_20_Emphasis"><text:span text:style-name="T3">Языки программирования:</text:span></text:span><text:span text:style-name="T4"> </text:span><text:span text:style-name="T3">Python</text:span></text:p>
      <text:h text:style-name="P4" text:outline-level="3">Образование</text:h>
      <text:p text:style-name="P5">Московский Политех (2 курс бакалавриат, факультет машиностроение<text:span text:style-name="T5">)</text:span></text:p>
      <text:p text:style-name="P6">специальность: мехатроника и робототехника</text:p>
      <text:p text:style-name="P7"><text:span text:style-name="T6"> 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6T12:43:54.474689600</meta:creation-date>
    <dc:date>2026-02-16T12:51:14.403137900</dc:date>
    <meta:editing-duration>PT7M27S</meta:editing-duration>
    <meta:editing-cycles>1</meta:editing-cycles>
    <meta:document-statistic meta:table-count="0" meta:image-count="0" meta:object-count="0" meta:page-count="1" meta:paragraph-count="6" meta:word-count="80" meta:character-count="647" meta:non-whitespace-character-count="570"/>
    <meta:generator>LibreOffice/25.2.7.2$Windows_X86_64 LibreOffice_project/5cbfd1ab6520636bb5f7b99185aa69bd7456825d</meta:generator>
  </office:meta>
</office:document-meta>
</file>